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2pt" officeooo:rsid="00077e6b" officeooo:paragraph-rsid="00077e6b" style:font-size-asian="22pt" style:font-size-complex="22pt"/>
    </style:style>
    <style:style style:name="P2" style:family="paragraph" style:parent-style-name="Standard">
      <style:text-properties style:font-name="Liberation Serif" fo:font-size="16pt" officeooo:rsid="00077e6b" officeooo:paragraph-rsid="00077e6b" style:font-size-asian="16pt" style:font-size-complex="16pt"/>
    </style:style>
    <style:style style:name="P3" style:family="paragraph" style:parent-style-name="Standard">
      <style:text-properties style:font-name="Liberation Serif" fo:font-size="16pt" style:text-underline-style="solid" style:text-underline-width="auto" style:text-underline-color="font-color" officeooo:rsid="00077e6b" officeooo:paragraph-rsid="00092852" style:font-size-asian="16pt" style:font-size-complex="16pt"/>
    </style:style>
    <style:style style:name="P4" style:family="paragraph" style:parent-style-name="Standard">
      <style:text-properties style:font-name="Liberation Serif" fo:font-size="16pt" style:text-underline-style="solid" style:text-underline-width="auto" style:text-underline-color="font-color" officeooo:rsid="00077e6b" officeooo:paragraph-rsid="00077e6b" style:font-size-asian="16pt" style:font-size-complex="16pt"/>
    </style:style>
    <style:style style:name="P5" style:family="paragraph" style:parent-style-name="Standard">
      <style:text-properties style:font-name="Liberation Serif" style:text-underline-style="solid" style:text-underline-width="auto" style:text-underline-color="font-color" officeooo:rsid="00077e6b" officeooo:paragraph-rsid="00077e6b"/>
    </style:style>
    <style:style style:name="P6" style:family="paragraph" style:parent-style-name="Preformatted_20_Text">
      <style:text-properties style:text-underline-style="solid" style:text-underline-width="auto" style:text-underline-color="font-color" officeooo:rsid="00077e6b" officeooo:paragraph-rsid="00077e6b"/>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officeooo:paragraph-rsid="00077e6b"/>
    </style:style>
    <style:style style:name="P9" style:family="paragraph" style:parent-style-name="Preformatted_20_Text">
      <style:paragraph-properties fo:margin-top="0cm" fo:margin-bottom="0.499cm" loext:contextual-spacing="false"/>
      <style:text-properties officeooo:paragraph-rsid="0009ca32"/>
    </style:style>
    <style:style style:name="P10" style:family="paragraph" style:parent-style-name="Preformatted_20_Text">
      <style:paragraph-properties fo:margin-top="0cm" fo:margin-bottom="0.499cm" loext:contextual-spacing="false"/>
      <style:text-properties officeooo:paragraph-rsid="000a235c"/>
    </style:style>
    <style:style style:name="P11" style:family="paragraph" style:parent-style-name="Preformatted_20_Text">
      <style:paragraph-properties fo:margin-top="0cm" fo:margin-bottom="0.499cm" loext:contextual-spacing="false"/>
      <style:text-properties officeooo:paragraph-rsid="000b072f"/>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92852"/>
    </style:style>
    <style:style style:name="T4" style:family="text">
      <style:text-properties style:text-underline-style="none" officeooo:rsid="000b072f"/>
    </style:style>
    <style:style style:name="T5" style:family="text">
      <style:text-properties officeooo:rsid="00092852"/>
    </style:style>
    <style:style style:name="T6" style:family="text">
      <style:text-properties fo:font-size="16pt" style:font-size-asian="16pt" style:font-size-complex="16pt"/>
    </style:style>
    <style:style style:name="T7" style:family="text">
      <style:text-properties fo:font-size="16pt" officeooo:rsid="00077e6b" style:font-size-asian="16pt" style:font-size-complex="16pt"/>
    </style:style>
    <style:style style:name="T8" style:family="text">
      <style:text-properties fo:font-size="16pt" officeooo:rsid="0009ca32" style:font-size-asian="16pt" style:font-size-complex="16pt"/>
    </style:style>
    <style:style style:name="T9" style:family="text">
      <style:text-properties fo:font-size="16pt" officeooo:rsid="000a235c" style:font-size-asian="16pt" style:font-size-complex="16pt"/>
    </style:style>
    <style:style style:name="T10" style:family="text">
      <style:text-properties fo:font-size="16pt" officeooo:rsid="000b072f" style:font-size-asian="16pt" style:font-size-complex="16pt"/>
    </style:style>
    <style:style style:name="T11" style:family="text">
      <style:text-properties fo:font-size="16pt" style:text-underline-style="none" style:font-size-asian="16pt" style:font-size-complex="16pt"/>
    </style:style>
    <style:style style:name="T12" style:family="text">
      <style:text-properties fo:font-size="16pt" style:text-underline-style="none" officeooo:rsid="000a235c" style:font-size-asian="16pt" style:font-size-complex="16pt"/>
    </style:style>
    <style:style style:name="T13" style:family="text">
      <style:text-properties fo:font-size="16pt" style:text-underline-style="none" officeooo:rsid="000b072f" style:font-size-asian="16pt" style:font-size-complex="16pt"/>
    </style:style>
    <style:style style:name="T14" style:family="text">
      <style:text-properties fo:font-size="16pt" style:text-underline-style="solid" style:text-underline-width="auto" style:text-underline-color="font-color" officeooo:rsid="000a235c" style:font-size-asian="16pt" style:font-size-complex="16pt"/>
    </style:style>
    <style:style style:name="T15" style:family="text">
      <style:text-properties fo:font-size="16pt" style:text-underline-style="solid" style:text-underline-width="auto" style:text-underline-color="font-color" officeooo:rsid="000b072f" style:font-size-asian="16pt" style:font-size-complex="16pt"/>
    </style:style>
    <style:style style:name="T16" style:family="text">
      <style:text-properties style:font-name="Liberation Serif"/>
    </style:style>
    <style:style style:name="T17" style:family="text">
      <style:text-properties style:font-name="Liberation Serif" fo:font-size="16pt" style:text-underline-style="none" style:font-size-asian="16pt" style:font-size-complex="16pt"/>
    </style:style>
    <style:style style:name="T18" style:family="text">
      <style:text-properties style:font-name="Liberation Serif" fo:font-size="16pt" style:text-underline-style="none" officeooo:rsid="000a235c" style:font-size-asian="16pt" style:font-size-complex="16pt"/>
    </style:style>
    <style:style style:name="T19" style:family="text">
      <style:text-properties style:font-name="Liberation Serif" fo:font-size="16pt" style:text-underline-style="none" officeooo:rsid="000b072f" style:font-size-asian="16pt" style:font-size-complex="16pt"/>
    </style:style>
    <style:style style:name="T20" style:family="text">
      <style:text-properties style:font-name="Liberation Serif" fo:font-size="16pt" style:font-size-asian="16pt" style:font-size-complex="16pt"/>
    </style:style>
    <style:style style:name="T21" style:family="text">
      <style:text-properties style:font-name="Liberation Serif" fo:font-size="16pt" officeooo:rsid="00077e6b" style:font-size-asian="16pt" style:font-size-complex="16pt"/>
    </style:style>
    <style:style style:name="T22" style:family="text">
      <style:text-properties style:font-name="Liberation Serif" fo:font-size="16pt" officeooo:rsid="000a235c" style:font-size-asian="16pt" style:font-size-complex="16pt"/>
    </style:style>
    <style:style style:name="T23" style:family="text">
      <style:text-properties style:font-name="Liberation Serif" fo:font-size="16pt" officeooo:rsid="0009ca32" style:font-size-asian="16pt" style:font-size-complex="16pt"/>
    </style:style>
    <style:style style:name="T24" style:family="text">
      <style:text-properties style:font-name="Liberation Serif" fo:font-size="16pt" officeooo:rsid="000b072f" style:font-size-asian="16pt" style:font-size-complex="16pt"/>
    </style:style>
    <style:style style:name="T25" style:family="text">
      <style:text-properties style:font-name="Liberation Serif" fo:font-size="16pt" style:text-underline-style="solid" style:text-underline-width="auto" style:text-underline-color="font-color" officeooo:rsid="000a235c" style:font-size-asian="16pt" style:font-size-complex="16pt"/>
    </style:style>
    <style:style style:name="T26" style:family="text">
      <style:text-properties style:font-name="Liberation Serif" fo:font-size="16pt" style:text-underline-style="solid" style:text-underline-width="auto" style:text-underline-color="font-color" officeooo:rsid="000b072f"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ntions d'écritures ou comment coder proprement et efficacement !</text:p>
      <text:p text:style-name="P2"/>
      <text:p text:style-name="P2"/>
      <text:p text:style-name="P2">Tout d'abord, il faut commencer par les bases :</text:p>
      <text:p text:style-name="P2"><text:span text:style-name="T1">-L'indentation :</text:span> c'est le fait de tabuler afin de séparer et de mieux voir les différentes boucles dans notre code</text:p>
      <text:p text:style-name="P2">ex : code non indenté :</text:p>
      <text:p text:style-name="P2"/>
      <text:p text:style-name="P2">&lt;!DOCTYPE html&gt;</text:p>
      <text:p text:style-name="P2">&lt;html&gt;</text:p>
      <text:p text:style-name="P2">&lt;head&gt;</text:p>
      <text:p text:style-name="P2">&lt;title&gt;&lt;/title&gt;</text:p>
      <text:p text:style-name="P2">&lt;/head&gt;</text:p>
      <text:p text:style-name="P2">&lt;body&gt;</text:p>
      <text:p text:style-name="P2">&lt;/body&gt;</text:p>
      <text:p text:style-name="P2">&lt;/html&gt;</text:p>
      <text:p text:style-name="P2"/>
      <text:p text:style-name="P2">Le code ci-dessus n'est pas indenté, il est moins lisible que celui-ci :</text:p>
      <text:p text:style-name="P2"/>
      <text:p text:style-name="P2">&lt;!DOCTYPE html&gt;</text:p>
      <text:p text:style-name="P2">&lt;html&gt;</text:p>
      <text:p text:style-name="P2"><text:tab/>&lt;head&gt;</text:p>
      <text:p text:style-name="P2"><text:tab/><text:tab/>&lt;title&gt;&lt;/title&gt;</text:p>
      <text:p text:style-name="P2"><text:tab/>&lt;/head&gt;</text:p>
      <text:p text:style-name="P2"><text:tab/>&lt;body&gt;</text:p>
      <text:p text:style-name="P2"/>
      <text:p text:style-name="P2"><text:tab/>&lt;/body&gt;</text:p>
      <text:p text:style-name="P2">&lt;/html&gt;</text:p>
      <text:p text:style-name="P2"/>
      <text:p text:style-name="P2">Même si la différence n'est pas flagrante étant la pauvreté de ce code, la différence se fera vite sentir </text:p>
      <text:p text:style-name="P2"/>
      <text:p text:style-name="P2"><text:span text:style-name="T1">-Les commentaires :</text:span> vous vous en êtes rendus compte lors de l'exercice de la calculatrice, il est quasiment impossible de ne pas perdre de temps lorsque l'on arrive sur un code non-commenté : on ne sait pas quelle partie correspond à quoi, quelle fonction effectue quelle tâche, bref un code non commenté devient rapidement un joyeux foutoir ! Il est donc important de <text:soft-page-break/>commenter chaque partie. Afin de commenter efficacement je propose que nous commentions tous de la même manière <text:s/>c’est à dire en commentant la partie qui suit.</text:p>
      <text:p text:style-name="P2">exemple :</text:p>
      <text:p text:style-name="P2"/>
      <text:p text:style-name="P2">&lt;!DOCTYPE html&gt;</text:p>
      <text:p text:style-name="P2">&lt;html&gt;</text:p>
      <text:p text:style-name="P2"><text:tab/>&lt;! Cette partie sert à instaurer les bases dans notre page (conventions d'écriture avec l'utf 8, le titre de la page etc)&gt;</text:p>
      <text:p text:style-name="P2"><text:tab/>&lt;head&gt;</text:p>
      <text:p text:style-name="P2"><text:tab/><text:tab/>&lt;meta charset='utf-8'&gt;</text:p>
      <text:p text:style-name="P2"><text:tab/><text:tab/>&lt;title&gt;exemple&lt;/title&gt;</text:p>
      <text:p text:style-name="P2"><text:tab/>&lt;/head&gt;</text:p>
      <text:p text:style-name="P2"><text:tab/>&lt;body&gt;</text:p>
      <text:p text:style-name="P2"><text:tab/><text:tab/>&lt; ! ce paragraphe décrit une vérité véridique&gt;</text:p>
      <text:p text:style-name="P2"><text:tab/><text:tab/>&lt;p&gt;thomas est vraiment un gars super!&lt;/p&gt;</text:p>
      <text:p text:style-name="P2"><text:tab/>&lt;/body&gt;</text:p>
      <text:p text:style-name="P2">&lt;/html&gt;</text:p>
      <text:p text:style-name="P2">Il faut toutefois penser à utiliser des commentaires pertinents et ne pas en mettre pour décrire toutes les balises rencontrés afin de ne pas rendre le code illisible !</text:p>
      <text:p text:style-name="P2"/>
      <text:p text:style-name="P2">/!\Les conventions qui vont suivre sont à valider par l’ensemble du groupe, leur utilisation n’est nullement obligatoire, aucune convention réelle ne regroupe tout ces points il s’agit d’un ensemble que j’ai récupéré personnellement <text:s/>/!\</text:p>
      <text:p text:style-name="P2"/>
      <text:p text:style-name="P3"><text:span text:style-name="T5">Les fonctions :</text:span><text:span text:style-name="T3"> Nous allons aborder plusieurs points sur les fonctions :</text:span></text:p>
      <text:p text:style-name="P3"><text:span text:style-name="T3"/></text:p>
      <text:p text:style-name="P3"><text:span text:style-name="T3">Tout d’abord les accolades :</text:span><text:span text:style-name="T2">techniquement parlant, il existe deux façons correctes de placer ces accolades :</text:span></text:p>
      <text:p text:style-name="P4"><text:span text:style-name="T2"/></text:p>
      <text:p text:style-name="P6"><text:bookmark text:name="contenuCoded0e896"/><text:span text:style-name="Source_20_Text"><text:span text:style-name="T17">function checkpoints($x, $y) {</text:span></text:span></text:p>
      <text:p text:style-name="Preformatted_20_Text"><text:span text:style-name="Source_20_Text"><text:span text:style-name="T20"><text:s text:c="4"/>...</text:span></text:span></text:p>
      <text:p text:style-name="P7"><text:span text:style-name="Source_20_Text"><text:span text:style-name="T20">}</text:span></text:span></text:p>
      <text:p text:style-name="Preformatted_20_Text"><text:bookmark text:name="contenuCoded0e921"/><text:span text:style-name="Source_20_Text"><text:span text:style-name="T21">function</text:span></text:span><text:span text:style-name="Source_20_Text"><text:span text:style-name="T20"> checkpoints($x, $y) </text:span></text:span></text:p>
      <text:p text:style-name="Preformatted_20_Text"><text:span text:style-name="Source_20_Text"><text:span text:style-name="T20">{</text:span></text:span></text:p>
      <text:p text:style-name="Preformatted_20_Text"><text:span text:style-name="Source_20_Text"><text:span text:style-name="T20"><text:s text:c="4"/>...</text:span></text:span></text:p>
      <text:p text:style-name="P7"><text:soft-page-break/><text:span text:style-name="Source_20_Text"><text:span text:style-name="T20">}</text:span></text:span></text:p>
      <text:p text:style-name="P8"><text:span text:style-name="Source_20_Text"><text:span text:style-name="T21">Personnellement je préfère la deuxième option car au niveau de l’indentation elle permet de mieux se repérer, voici un exemple avec une fonction un peu plus lourde lors de la déclaration :</text:span></text:span></text:p>
      <text:p text:style-name="P8"><text:bookmark text:name="contenuCoded0e951"/><text:a xlink:type="simple" xlink:href="http://www.php.net/manual-lookup.php?pattern=if&amp;lang=fr&amp;scope=quickref" office:target-frame-name="_blank" xlink:show="new" text:style-name="Internet_20_link" text:visited-style-name="Visited_20_Internet_20_Link"><text:span text:style-name="Source_20_Text"><text:span text:style-name="T20">if</text:span></text:span></text:a><text:span text:style-name="Source_20_Text"><text:span text:style-name="T20">(!</text:span></text:span><text:a xlink:type="simple" xlink:href="http://www.php.net/manual/fr/function.empty.php" office:target-frame-name="_blank" xlink:show="new" text:style-name="Internet_20_link" text:visited-style-name="Visited_20_Internet_20_Link"><text:span text:style-name="Source_20_Text"><text:span text:style-name="T20">empty</text:span></text:span></text:a><text:span text:style-name="Source_20_Text"><text:span text:style-name="T20">($_POST)</text:span></text:span></text:p>
      <text:p text:style-name="Preformatted_20_Text"><text:span text:style-name="Source_20_Text"><text:span text:style-name="T20"><text:s text:c="3"/></text:span></text:span><text:a xlink:type="simple" xlink:href="http://www.php.net/manual-lookup.php?pattern=and&amp;lang=fr&amp;scope=quickref" office:target-frame-name="_blank" xlink:show="new" text:style-name="Internet_20_link" text:visited-style-name="Visited_20_Internet_20_Link"><text:span text:style-name="Source_20_Text"><text:span text:style-name="T20">and</text:span></text:span></text:a><text:span text:style-name="Source_20_Text"><text:span text:style-name="T20"> !</text:span></text:span><text:a xlink:type="simple" xlink:href="http://www.php.net/manual/fr/function.empty.php" office:target-frame-name="_blank" xlink:show="new" text:style-name="Internet_20_link" text:visited-style-name="Visited_20_Internet_20_Link"><text:span text:style-name="Source_20_Text"><text:span text:style-name="T20">empty</text:span></text:span></text:a><text:span text:style-name="Source_20_Text"><text:span text:style-name="T20">($_POST['</text:span></text:span><text:span text:style-name="Source_20_Text"><text:span text:style-name="T22">prénom</text:span></text:span><text:span text:style-name="Source_20_Text"><text:span text:style-name="T20">']) </text:span></text:span><text:a xlink:type="simple" xlink:href="http://www.php.net/manual-lookup.php?pattern=and&amp;lang=fr&amp;scope=quickref" office:target-frame-name="_blank" xlink:show="new" text:style-name="Internet_20_link" text:visited-style-name="Visited_20_Internet_20_Link"><text:span text:style-name="Source_20_Text"><text:span text:style-name="T20">and</text:span></text:span></text:a><text:span text:style-name="Source_20_Text"><text:span text:style-name="T20"> </text:span></text:span><text:a xlink:type="simple" xlink:href="http://www.php.net/manual/fr/function.trim.php" office:target-frame-name="_blank" xlink:show="new" text:style-name="Internet_20_link" text:visited-style-name="Visited_20_Internet_20_Link"><text:span text:style-name="Source_20_Text"><text:span text:style-name="T20">trim</text:span></text:span></text:a><text:span text:style-name="Source_20_Text"><text:span text:style-name="T20">($_POST['</text:span></text:span><text:span text:style-name="Source_20_Text"><text:span text:style-name="T22">prénom</text:span></text:span><text:span text:style-name="Source_20_Text"><text:span text:style-name="T20">']) != ''</text:span></text:span></text:p>
      <text:p text:style-name="Preformatted_20_Text"><text:span text:style-name="Source_20_Text"><text:span text:style-name="T20"><text:s text:c="3"/></text:span></text:span><text:a xlink:type="simple" xlink:href="http://www.php.net/manual-lookup.php?pattern=and&amp;lang=fr&amp;scope=quickref" office:target-frame-name="_blank" xlink:show="new" text:style-name="Internet_20_link" text:visited-style-name="Visited_20_Internet_20_Link"><text:span text:style-name="Source_20_Text"><text:span text:style-name="T20">and</text:span></text:span></text:a><text:span text:style-name="Source_20_Text"><text:span text:style-name="T20"> !</text:span></text:span><text:a xlink:type="simple" xlink:href="http://www.php.net/manual/fr/function.empty.php" office:target-frame-name="_blank" xlink:show="new" text:style-name="Internet_20_link" text:visited-style-name="Visited_20_Internet_20_Link"><text:span text:style-name="Source_20_Text"><text:span text:style-name="T20">empty</text:span></text:span></text:a><text:span text:style-name="Source_20_Text"><text:span text:style-name="T20">($_POST['nom']) </text:span></text:span><text:a xlink:type="simple" xlink:href="http://www.php.net/manual-lookup.php?pattern=and&amp;lang=fr&amp;scope=quickref" office:target-frame-name="_blank" xlink:show="new" text:style-name="Internet_20_link" text:visited-style-name="Visited_20_Internet_20_Link"><text:span text:style-name="Source_20_Text"><text:span text:style-name="T20">and</text:span></text:span></text:a><text:span text:style-name="Source_20_Text"><text:span text:style-name="T20"> </text:span></text:span><text:a xlink:type="simple" xlink:href="http://www.php.net/manual/fr/function.trim.php" office:target-frame-name="_blank" xlink:show="new" text:style-name="Internet_20_link" text:visited-style-name="Visited_20_Internet_20_Link"><text:span text:style-name="Source_20_Text"><text:span text:style-name="T20">trim</text:span></text:span></text:a><text:span text:style-name="Source_20_Text"><text:span text:style-name="T20">($_POST['nom']) != '')</text:span></text:span></text:p>
      <text:p text:style-name="Preformatted_20_Text"><text:span text:style-name="Source_20_Text"><text:span text:style-name="T20"><text:s text:c="3"/></text:span></text:span><text:a xlink:type="simple" xlink:href="http://www.php.net/manual-lookup.php?pattern=and&amp;lang=fr&amp;scope=quickref" office:target-frame-name="_blank" xlink:show="new" text:style-name="Internet_20_link" text:visited-style-name="Visited_20_Internet_20_Link"><text:span text:style-name="Source_20_Text"><text:span text:style-name="T20">and</text:span></text:span></text:a><text:span text:style-name="Source_20_Text"><text:span text:style-name="T20"> !</text:span></text:span><text:a xlink:type="simple" xlink:href="http://www.php.net/manual/fr/function.empty.php" office:target-frame-name="_blank" xlink:show="new" text:style-name="Internet_20_link" text:visited-style-name="Visited_20_Internet_20_Link"><text:span text:style-name="Source_20_Text"><text:span text:style-name="T20">empty</text:span></text:span></text:a><text:span text:style-name="Source_20_Text"><text:span text:style-name="T20">($_POST['adresse']) </text:span></text:span><text:a xlink:type="simple" xlink:href="http://www.php.net/manual-lookup.php?pattern=and&amp;lang=fr&amp;scope=quickref" office:target-frame-name="_blank" xlink:show="new" text:style-name="Internet_20_link" text:visited-style-name="Visited_20_Internet_20_Link"><text:span text:style-name="Source_20_Text"><text:span text:style-name="T20">and</text:span></text:span></text:a><text:span text:style-name="Source_20_Text"><text:span text:style-name="T20"> </text:span></text:span><text:a xlink:type="simple" xlink:href="http://www.php.net/manual/fr/function.trim.php" office:target-frame-name="_blank" xlink:show="new" text:style-name="Internet_20_link" text:visited-style-name="Visited_20_Internet_20_Link"><text:span text:style-name="Source_20_Text"><text:span text:style-name="T20">trim</text:span></text:span></text:a><text:span text:style-name="Source_20_Text"><text:span text:style-name="T20">($_POST['adresse']) != '')</text:span></text:span></text:p>
      <text:p text:style-name="Preformatted_20_Text"><text:span text:style-name="Source_20_Text"><text:span text:style-name="T20">{</text:span></text:span></text:p>
      <text:p text:style-name="Preformatted_20_Text"><text:span text:style-name="Source_20_Text"><text:span text:style-name="T20"><text:s text:c="4"/>// traitement du formulaire...</text:span></text:span></text:p>
      <text:p text:style-name="P7"><text:span text:style-name="Source_20_Text"><text:span text:style-name="T20">}</text:span></text:span></text:p>
      <text:p text:style-name="P8"><text:span text:style-name="Source_20_Text"><text:span text:style-name="T21">En effet on se rend compte que retrouver l’accolade après une parenthèse peut s’avérer plus difficile, cette notation la permet d’éviter les oublis lors de la fermeture/ouverture des fonctions.</text:span></text:span></text:p>
      <text:p text:style-name="P9"><text:span text:style-name="Source_20_Text"><text:span text:style-name="T23">Ensuite vient le nommage des dites fonctions (ainsi que des variables) : il est primordial de ne jamais les nommer en commençant par une majuscule ! Lorsque leur nom est trop long, il faut utiliser le principe de lowerCamelCase, c’est à dire qu’il faut commencer par une minuscule et utiliser les majuscules au début de chaque mot, ceQuiDonneraitUnePhraseDeCeGenre. Ce n’est pas très lisible pour les longues phrases mais c’est efficace pour les fonctions contenant deux ou trois mots.Il est aussi possible de séparer les mots en utilisant_ce_système_qui_est_plus_lisible_pour_les_longues_phrases. Quoi qu’il en soit, étant donné qu’il est peu recommandé de faire des fonctions/variables a rallonge, les deux écritures sont correctes. Note importante : les espaces et les caractères spéciaux sont strictement interdits !</text:span></text:span></text:p>
      <text:p text:style-name="P10"><text:span text:style-name="Source_20_Text"><text:span text:style-name="T25">L’utilisation des guillemets (quotes pour nos amis anglophones) :</text:span></text:span></text:p>
      <text:p text:style-name="P10"><text:span text:style-name="Source_20_Text"><text:span text:style-name="T18">Il est important de savoir que l’utilisation des quotes a bien un impact sur la vitesse d’exécution du code, en effet les doubles guillemets étant utilisés pour <text:s/>les variables leur vitesse d’exécution est plus lente que celle des guillemets simples. Il faut donc utiliser les simples quotes le plus souvent possible !</text:span></text:span></text:p>
      <text:p text:style-name="P11"><text:soft-page-break/><text:span text:style-name="Source_20_Text"><text:span text:style-name="T26">L’utilisation des feuilles de style :</text:span></text:span></text:p>
      <text:p text:style-name="P11"><text:span text:style-name="Source_20_Text"><text:span text:style-name="T19">Si on crée des feuilles style.css c’est pour s’en servir, personne ne veut de </text:span></text:span></text:p>
      <text:p text:style-name="P11"><text:bookmark text:name="contenuCoded0e2538"/><text:span text:style-name="Source_20_Text"><text:span text:style-name="T19">&lt;</text:span></text:span><text:a xlink:type="simple" xlink:href="http://docs.webplatform.org/wiki/html/elements/div" office:target-frame-name="_blank" xlink:show="new" text:style-name="Internet_20_link" text:visited-style-name="Visited_20_Internet_20_Link"><text:span text:style-name="Source_20_Text"><text:span text:style-name="T26">DIV</text:span></text:span></text:a><text:span text:style-name="Source_20_Text"><text:span text:style-name="T19"> style='overflow: auto; height: 250; width: 179; scrollbar-face-color: </text:span></text:span><text:span text:style-name="Source_20_Text"><text:span text:style-name="T20">#EAEDF4; scrollbar-highlight-color: #EAEDF4; scrollbar-shadow-color: #EAEDF4; scrollbar-3dlight-color: #EAEDF4; scrollbar-arrow-color: #5F107C; scrollbar-track-color: #EAEDF4; scrollbar-darkshadow-color: #EAEDF4'&gt; </text:span></text:span><text:span text:style-name="Source_20_Text"><text:span text:style-name="T24">&lt;/DIV&gt; </text:span></text:span></text:p>
      <text:p text:style-name="P11"><text:span text:style-name="Source_20_Text"><text:span text:style-name="T24">dans son code !</text:span></text:span></text:p>
      <text:p text:style-name="P11"><text:span text:style-name="Source_20_Text"><text:span text:style-name="T19"/></text:span></text:p>
      <text:p text:style-name="P8"><text:span text:style-name="Source_20_Text"><text:span text:style-name="T16"/></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6:26:18.323780438</meta:creation-date>
    <dc:date>2017-11-27T17:15:29.526674912</dc:date>
    <meta:editing-duration>PT38M40S</meta:editing-duration>
    <meta:editing-cycles>5</meta:editing-cycles>
    <meta:generator>LibreOffice/5.1.6.2$Linux_X86_64 LibreOffice_project/10m0$Build-2</meta:generator>
    <meta:document-statistic meta:table-count="0" meta:image-count="0" meta:object-count="0" meta:page-count="4" meta:paragraph-count="63" meta:word-count="649" meta:character-count="4345" meta:non-whitespace-character-count="3712"/>
  </office:meta>
</office:document-meta>
</file>